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000fa0" officeooo:paragraph-rsid="00000fa0" style:font-size-asian="13pt" style:font-size-complex="13pt"/>
    </style:style>
    <style:style style:name="P2" style:family="paragraph" style:parent-style-name="Standard">
      <style:text-properties fo:font-size="13pt" officeooo:rsid="0001a1d2" officeooo:paragraph-rsid="0001a1d2" style:font-size-asian="13pt" style:font-size-complex="13pt"/>
    </style:style>
    <style:style style:name="P3" style:family="paragraph" style:parent-style-name="Standard">
      <style:text-properties fo:font-size="13pt" officeooo:rsid="0008155f" officeooo:paragraph-rsid="0008155f" style:font-size-asian="13pt" style:font-size-complex="13pt"/>
    </style:style>
    <style:style style:name="P4" style:family="paragraph" style:parent-style-name="Standard">
      <style:text-properties fo:font-size="13pt" officeooo:rsid="0002e21c" officeooo:paragraph-rsid="0002e21c" style:font-size-asian="13pt" style:font-size-complex="13pt"/>
    </style:style>
    <style:style style:name="P5" style:family="paragraph" style:parent-style-name="Standard">
      <style:text-properties fo:font-size="13pt" officeooo:rsid="0005fbf3" officeooo:paragraph-rsid="0005fbf3" style:font-size-asian="13pt" style:font-size-complex="13pt"/>
    </style:style>
    <style:style style:name="P6" style:family="paragraph" style:parent-style-name="Standard">
      <style:text-properties fo:font-size="13pt" officeooo:rsid="000d8888" officeooo:paragraph-rsid="000f8095" style:font-size-asian="13pt" style:font-size-complex="13pt"/>
    </style:style>
    <style:style style:name="P7" style:family="paragraph" style:parent-style-name="Standard">
      <style:text-properties fo:font-size="13pt" fo:font-style="italic" officeooo:rsid="000d8888" officeooo:paragraph-rsid="000f8095" style:font-size-asian="13pt" style:font-style-asian="italic" style:font-size-complex="13pt" style:font-style-complex="italic"/>
    </style:style>
    <style:style style:name="P8" style:family="paragraph" style:parent-style-name="Standard">
      <style:text-properties fo:font-size="13pt" fo:font-style="italic" officeooo:rsid="000f8095" officeooo:paragraph-rsid="000f8095" style:font-size-asian="13pt" style:font-style-asian="italic" style:font-size-complex="13pt" style:font-style-complex="italic"/>
    </style:style>
    <style:style style:name="P9" style:family="paragraph" style:parent-style-name="Standard">
      <style:text-properties fo:font-size="13pt" fo:font-style="italic" officeooo:rsid="001c4574" officeooo:paragraph-rsid="001c4574" style:font-size-asian="13pt" style:font-style-asian="italic" style:font-size-complex="13pt" style:font-style-complex="italic"/>
    </style:style>
    <style:style style:name="P10" style:family="paragraph" style:parent-style-name="Standard">
      <style:text-properties fo:font-size="13pt" fo:font-style="normal" officeooo:rsid="00132805" officeooo:paragraph-rsid="00132805" style:font-size-asian="13pt" style:font-style-asian="normal" style:font-size-complex="13pt" style:font-style-complex="normal"/>
    </style:style>
    <style:style style:name="P11" style:family="paragraph" style:parent-style-name="Standard">
      <style:text-properties fo:font-size="13pt" fo:font-style="normal" officeooo:rsid="0019f5c4" officeooo:paragraph-rsid="0019f5c4" style:font-size-asian="13pt" style:font-style-asian="normal" style:font-size-complex="13pt" style:font-style-complex="normal"/>
    </style:style>
    <style:style style:name="P12" style:family="paragraph" style:parent-style-name="Standard">
      <style:text-properties fo:font-size="13pt" fo:font-style="normal" officeooo:rsid="001bac6e" officeooo:paragraph-rsid="001bac6e" style:font-size-asian="13pt" style:font-style-asian="normal" style:font-size-complex="13pt" style:font-style-complex="normal"/>
    </style:style>
    <style:style style:name="P13" style:family="paragraph" style:parent-style-name="Standard">
      <style:text-properties fo:font-size="13pt" fo:font-style="normal" officeooo:rsid="001e4d38" officeooo:paragraph-rsid="001e4d38" style:font-size-asian="13pt" style:font-style-asian="normal" style:font-size-complex="13pt" style:font-style-complex="normal"/>
    </style:style>
    <style:style style:name="P14" style:family="paragraph" style:parent-style-name="Standard">
      <style:text-properties fo:font-size="13pt" fo:font-style="normal" officeooo:rsid="002065d9" officeooo:paragraph-rsid="002065d9" style:font-size-asian="13pt" style:font-style-asian="normal" style:font-size-complex="13pt" style:font-style-complex="normal"/>
    </style:style>
    <style:style style:name="P15" style:family="paragraph" style:parent-style-name="Standard">
      <style:text-properties fo:font-size="13pt" fo:font-style="normal" officeooo:rsid="00235587" officeooo:paragraph-rsid="00235587" style:font-size-asian="13pt" style:font-style-asian="normal" style:font-size-complex="13pt" style:font-style-complex="normal"/>
    </style:style>
    <style:style style:name="P16" style:family="paragraph" style:parent-style-name="Standard">
      <style:text-properties fo:font-size="13pt" fo:font-style="normal" officeooo:rsid="002562e6" officeooo:paragraph-rsid="002562e6" style:font-size-asian="13pt" style:font-style-asian="normal" style:font-size-complex="13pt" style:font-style-complex="normal"/>
    </style:style>
    <style:style style:name="P17" style:family="paragraph" style:parent-style-name="Standard">
      <style:text-properties fo:font-size="13pt" fo:font-style="normal" officeooo:rsid="002855e4" officeooo:paragraph-rsid="002855e4" style:font-size-asian="13pt" style:font-style-asian="normal" style:font-size-complex="13pt" style:font-style-complex="normal"/>
    </style:style>
    <style:style style:name="T1" style:family="text">
      <style:text-properties officeooo:rsid="0004a7e5"/>
    </style:style>
    <style:style style:name="T2" style:family="text">
      <style:text-properties officeooo:rsid="000b7f0b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b7f0b" style:font-style-asian="italic" style:font-style-complex="italic"/>
    </style:style>
    <style:style style:name="T5" style:family="text">
      <style:text-properties fo:font-style="italic" officeooo:rsid="000c49dd" style:font-style-asian="italic" style:font-style-complex="italic"/>
    </style:style>
    <style:style style:name="T6" style:family="text">
      <style:text-properties fo:font-style="italic" officeooo:rsid="0011974b" style:font-style-asian="italic" style:font-style-complex="italic"/>
    </style:style>
    <style:style style:name="T7" style:family="text">
      <style:text-properties fo:font-style="italic" officeooo:rsid="0017f9af" style:font-style-asian="italic" style:font-style-complex="italic"/>
    </style:style>
    <style:style style:name="T8" style:family="text">
      <style:text-properties fo:font-style="italic" officeooo:rsid="0013cbc1" style:font-style-asian="italic" style:font-style-complex="italic"/>
    </style:style>
    <style:style style:name="T9" style:family="text">
      <style:text-properties fo:font-style="italic" officeooo:rsid="001c4574" style:font-style-asian="italic" style:font-style-complex="italic"/>
    </style:style>
    <style:style style:name="T10" style:family="text">
      <style:text-properties fo:font-style="italic" officeooo:rsid="002065d9" style:font-style-asian="italic" style:font-style-complex="italic"/>
    </style:style>
    <style:style style:name="T11" style:family="text">
      <style:text-properties fo:font-style="normal" officeooo:rsid="000c49dd" style:font-style-asian="normal" style:font-style-complex="normal"/>
    </style:style>
    <style:style style:name="T12" style:family="text">
      <style:text-properties fo:font-style="normal" officeooo:rsid="000e7c44" style:font-style-asian="normal" style:font-style-complex="normal"/>
    </style:style>
    <style:style style:name="T13" style:family="text">
      <style:text-properties fo:font-style="normal" officeooo:rsid="002a5635" style:font-style-asian="normal" style:font-style-complex="normal"/>
    </style:style>
    <style:style style:name="T14" style:family="text">
      <style:text-properties officeooo:rsid="000e7c44"/>
    </style:style>
    <style:style style:name="T15" style:family="text">
      <style:text-properties officeooo:rsid="0011974b"/>
    </style:style>
    <style:style style:name="T16" style:family="text">
      <style:text-properties officeooo:rsid="0011d2ab"/>
    </style:style>
    <style:style style:name="T17" style:family="text">
      <style:text-properties officeooo:rsid="0013cbc1"/>
    </style:style>
    <style:style style:name="T18" style:family="text">
      <style:text-properties officeooo:rsid="00160b39"/>
    </style:style>
    <style:style style:name="T19" style:family="text">
      <style:text-properties officeooo:rsid="0017f9af"/>
    </style:style>
    <style:style style:name="T20" style:family="text">
      <style:text-properties officeooo:rsid="001a974e"/>
    </style:style>
    <style:style style:name="T21" style:family="text">
      <style:text-properties officeooo:rsid="001c4574"/>
    </style:style>
    <style:style style:name="T22" style:family="text">
      <style:text-properties officeooo:rsid="001db7ca"/>
    </style:style>
    <style:style style:name="T23" style:family="text">
      <style:text-properties officeooo:rsid="002065d9"/>
    </style:style>
    <style:style style:name="T24" style:family="text">
      <style:text-properties officeooo:rsid="002228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rukcja programu "Gra w życie"</text:p>
      <text:p text:style-name="P1"></text:p>
      <text:p text:style-name="P2">1. Opis programu</text:p>
      <text:p text:style-name="P2">2. Tworzenie pliku</text:p>
      <text:p text:style-name="P2">3. Kompilacja programu</text:p>
      <text:p text:style-name="P2">4. Uruchomienie programu</text:p>
      <text:p text:style-name="P3">5. Dostosowywanie plików programu</text:p>
      <text:p text:style-name="P2"/>
      <text:p text:style-name="P2"/>
      <text:p text:style-name="P2">1. Opis programu</text:p>
      <text:p text:style-name="P2">„<text:span text:style-name="T1">Gra w życie” przedstawia kolejne etapy życia komórek. Program wykorzystuje gotowy plik tekstowy przygotowany przez użytkownika, bądź generuje sam losowy szablon z komórkami.</text:span></text:p>
      <text:p text:style-name="P2"/>
      <text:p text:style-name="P4">2. Tworzenie pliku</text:p>
      <text:p text:style-name="P5">Należy stworzyć plik tekstowy <text:span text:style-name="T18">za pomocą </text:span>edytor<text:span text:style-name="T18">a</text:span> tekstu, np. gedit. W tym pliku mus<text:span text:style-name="T17">i </text:span>się znajdować <text:span text:style-name="T17">tablica z </text:span>sam<text:span text:style-name="T17">ymi</text:span> cyfr<text:span text:style-name="T17">ami</text:span> 0 i 1, znak<text:span text:style-name="T17">am</text:span>i spacji i enter<text:span text:style-name="T17">ami</text:span>. <text:span text:style-name="T17">Cyfry te oznaczają 0 – brak komórki, 1 – żyjącą komórkę. W przypadku wpisania innego znaku lub przekroczenia rozmiaru szablonu (20 wierszy <text:s/>x 30 kolumn), program wyświetli błąd. Plik należy zapisać jako </text:span><text:span text:style-name="T8">„plik.txt”</text:span><text:span text:style-name="T17"> i umieścić go w folderze razem z plikami programu. </text:span></text:p>
      <text:p text:style-name="P4"/>
      <text:p text:style-name="P4">3. Kompilacja programu</text:p>
      <text:p text:style-name="P3">Aby skompilować program, należy <text:span text:style-name="T2">otworzyć terminal i za pomocą polecenia </text:span><text:span text:style-name="T4">cd</text:span><text:span text:style-name="T2"> dojść do folderu z plikami programu. Następnie trzeba wpisać komendę </text:span><text:span text:style-name="T4">make. </text:span><text:span text:style-name="T11">Na ekranie konsoli powinien wyświetlić się komunikat </text:span><text:span text:style-name="T5">„Kompilacja zakończona sukcesem!”.</text:span></text:p>
      <text:p text:style-name="P4"/>
      <text:p text:style-name="P4">4. Uruchomienie programu</text:p>
      <text:p text:style-name="P6">Aby uruchomić program, należy otworzyć terminal i za pomocą polecenia<text:span text:style-name="T3"> cd</text:span> dojść do folderu z plikami programu. <text:span text:style-name="T15">Program musi być przedtem skompilowany, ponieważ w przeciwnym wypadku nie będzie obecny w folderze plik wykonywalny </text:span><text:span text:style-name="T6">wynik</text:span><text:span text:style-name="T15">. </text:span>Następnie trzeba wpisać komendę <text:span text:style-name="T3">./wynik. </text:span><text:span text:style-name="T12">Na ekranie konsoli powinien wyświetlić </text:span><text:span text:style-name="T13">się </text:span><text:span text:style-name="T12">tekst </text:span></text:p>
      <text:p text:style-name="P7"><text:span text:style-name="T14">„Wybierz opcje symulacji gry w życie:</text:span></text:p>
      <text:p text:style-name="P8">1 - wczytanie tablicy kom<text:span text:style-name="T16">ó</text:span>rek z pliku</text:p>
      <text:p text:style-name="P8">2 - wygenerowanie losowej struktury”.</text:p>
      <text:p text:style-name="P10">Po wpisaniu liczby 1 i wciśnięciu entera program zacznie wyświetlać symulację życia komórek opisanych w pliku <text:span text:style-name="T19">tekstowym</text:span>. <text:span text:style-name="T19">Natomiast po wpisaniu liczby 2 program wygeneruje losowy szablon i dla niego wyświetli symulację. Aby przerwać działanie programu należy przycisnąć jednocześnie klawisz </text:span><text:span text:style-name="T7">CTRL</text:span><text:span text:style-name="T19"> oraz </text:span><text:span text:style-name="T7">C.</text:span></text:p>
      <text:p text:style-name="P10"/>
      <text:p text:style-name="P11">5. <text:span text:style-name="T20">Dostosowywanie plików programu</text:span></text:p>
      <text:p text:style-name="P12"><text:span text:style-name="T22">P</text:span>rogram można <text:span text:style-name="T22">dostosować do oczekiwań użytkownika</text:span>. Aby to zrobić, należy otworzyć plik <text:span text:style-name="T3">„variables.h”</text:span>. <text:span text:style-name="T21">Możliwa jest jedynie modyfikacja wartości zmiennych:<text:line-break/></text:span><text:span text:style-name="T9">PLIK_TXT<text:line-break/>iloscPowtorzen<text:line-break/>czas</text:span></text:p>
      <text:p text:style-name="P9">LITERA.</text:p>
      <text:p text:style-name="P13">Przy definicji zmiennej <text:span text:style-name="T3">PLIK_TXT </text:span>zamiast nazwy pliku <text:span text:style-name="T3">„plik.txt”</text:span> można wpisać inną nazwę pliku, w której znajduje się stworzona przez użytkownika tablica komórek. <text:span text:style-name="T23">Musi ona </text:span><text:soft-page-break/><text:span text:style-name="T23">być zapisana z rozszerzeniem </text:span><text:span text:style-name="T10">.txt</text:span><text:span text:style-name="T23"> oraz być umieszczona w cudzysłowie.</text:span></text:p>
      <text:p text:style-name="P14">Przy definicji zmiennej <text:span text:style-name="T3">iloscPowtorzen</text:span> można zmienić liczbę wyświetlanych etapów życia komórek. <text:span text:style-name="T24">Liczba ta musi być całkowita.</text:span></text:p>
      <text:p text:style-name="P15">Przy definicji zmiennej<text:span text:style-name="T3"> czas </text:span>można zmienić czas wyświetlania kolejnych etapów życia komórek. Czas ten jest określony w sekundach.</text:p>
      <text:p text:style-name="P16">Przy definicji zmiennej <text:span text:style-name="T3">LITERA</text:span> można zmienić sposób wyświetlania braku komórki na ekranie. Konkretny znak, zadany przez użytkownika, musi być wpisany w cudzysłowie.</text:p>
      <text:p text:style-name="P17">Po konfiguracji pliku <text:span text:style-name="T3">„variables.h”</text:span> należy go zapisać, następnie program ponownie skompilować oraz uruchomić zgodnie z instrukcją w punkcie 3. oraz 4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6T22:01:01.728483279</meta:creation-date>
    <dc:date>2017-01-07T00:00:19.016735101</dc:date>
    <meta:editing-duration>PT1H57M58S</meta:editing-duration>
    <meta:editing-cycles>46</meta:editing-cycles>
    <meta:generator>LibreOffice/4.2.8.2$Linux_x86 LibreOffice_project/420m0$Build-2</meta:generator>
    <meta:document-statistic meta:table-count="0" meta:image-count="0" meta:object-count="0" meta:page-count="2" meta:paragraph-count="27" meta:word-count="400" meta:character-count="2831" meta:non-whitespace-character-count="2448"/>
  </office:meta>
</office:document-meta>
</file>